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/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>
      <style:text-properties fo:background-color="#FFFF00"/>
    </style:style>
    <style:style style:name="P22" style:parent-style-name="Základnítext" style:family="paragraph">
      <style:text-properties fo:background-color="#FFFF00"/>
    </style:style>
    <style:style style:name="P23" style:parent-style-name="Základnítext" style:family="paragraph">
      <style:text-properties fo:background-color="#FFFF00"/>
    </style:style>
    <style:style style:name="T24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9/2018<text:bookmark-end text:name="Text14"/></text:p>
            <text:p text:style-name="Normální">KVOP-29997/2018<text:bookmark-end text:name="Text2"/></text:p>
            <text:p text:style-name="Normální"><text:bookmark-start text:name="Text6"/>10. 07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Pan<text:bookmark-end text:name="Text13"/></text:p>
            <text:p text:style-name="Normální"><text:bookmark-end text:name="Text7"/>M. Č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Č.,</text:p>
      <text:p text:style-name="Základnítext">dne 4. 7. 2018 byla do Kanceláře veřejného ochránce práv doručena Vaše žádost podle zákona č. 106/1999 Sb., o svobodném přístupu k informacím, ve znění pozdějších předpisů, kterou žádáte o zaslání:</text:p>
      <text:list text:style-name="LFO11" text:continue-numbering="true">
        <text:list-item>
          <text:p text:style-name="P17">„Sborníku stanovisek veřejného ochránce práv, vězeňství“ a</text:p>
        </text:list-item>
        <text:list-item>
          <text:p text:style-name="P18">„Zprávy ze systematických návštěv VOP 2016.“ Z Vašeho textu je přitom patrné, že žádáte právě a pouze o Zprávu ze systematických návštěv věznic, nikoliv jiných zařízení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list text:style-name="LFO12" text:continue-numbering="true">
        <text:list-item>
          <text:p text:style-name="P19">Sborník stanovisek veřejného ochránce práv, vězeňství, 2010 a</text:p>
        </text:list-item>
        <text:list-item>
          <text:p text:style-name="P20">Zpráva ze systematických návštěv veřejného ochránce práv, věznice, 2016.</text:p>
        </text:list-item>
      </text:list>
      <text:p text:style-name="P21"/>
      <text:p text:style-name="P22"/>
      <text:p text:style-name="P23"/>
      <text:p text:style-name="podpis">Mgr. Petra Zdražilová</text:p>
      <text:p text:style-name="podpis">vedoucí sekce právní</text:p>
      <text:h text:style-name="Nadpis1" text:outline-level="1"/>
      <text:p text:style-name="Normální"><text:span text:style-name="T24">2 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NNGN*</text:span>*KVOPX008NNGN*</text:p>
        <text:p text:style-name="P12"><text:span text:style-name="T13">KVOPX008NNGN</text:span>KVOPX008NNG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2T07:54:00Z</meta:creation-date>
    <dc:date>2018-09-12T07:54:00Z</dc:date>
    <meta:print-date>2018-07-10T09:03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1" meta:character-count="903" meta:row-count="6" meta:non-whitespace-character-count="773"/>
  </office:meta>
</office:document-meta>
</file>